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66ff" draw:textarea-horizontal-align="justify" draw:textarea-vertical-align="middle" draw:auto-grow-height="false" fo:min-height="3.825cm" fo:min-width="5.704cm"/>
    </style:style>
    <style:style style:name="gr2" style:family="graphic" style:parent-style-name="standard">
      <style:graphic-properties draw:textarea-horizontal-align="justify" draw:textarea-vertical-align="middle" draw:auto-grow-height="false" fo:min-height="2.806cm" fo:min-width="4.038cm"/>
    </style:style>
    <style:style style:name="gr3" style:family="graphic" style:parent-style-name="standard">
      <style:graphic-properties draw:textarea-horizontal-align="justify" draw:textarea-vertical-align="middle" draw:auto-grow-height="false" fo:min-height="2.992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2.806cm" fo:min-width="3.39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fo:min-height="2.622cm" fo:min-width="4.87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end="Diamond_20_unfille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436cm" fo:min-width="4.5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5.75cm" fo:min-width="9.7cm"/>
    </style:style>
    <style:style style:name="gr10" style:family="graphic" style:parent-style-name="standard">
      <style:graphic-properties draw:textarea-horizontal-align="justify" draw:textarea-vertical-align="middle" draw:auto-grow-height="false" fo:min-height="3.71cm" fo:min-width="3.956cm"/>
    </style:style>
    <style:style style:name="gr11" style:family="graphic" style:parent-style-name="standard">
      <style:graphic-properties draw:textarea-vertical-align="middle" draw:auto-grow-height="false" fo:min-height="2.251cm" fo:min-width="2.901cm"/>
    </style:style>
    <style:style style:name="gr12" style:family="graphic" style:parent-style-name="standard">
      <style:graphic-properties draw:textarea-vertical-align="middle" draw:auto-grow-height="false" fo:min-height="2.853cm" fo:min-width="3.259cm"/>
    </style:style>
    <style:style style:name="gr13" style:family="graphic" style:parent-style-name="standard">
      <style:graphic-properties draw:textarea-vertical-align="middle" draw:auto-grow-height="false" fo:min-height="2.793cm" fo:min-width="4.522cm"/>
    </style:style>
    <style:style style:name="gr14" style:family="graphic" style:parent-style-name="standard">
      <style:graphic-properties draw:textarea-vertical-align="middle" draw:auto-grow-height="false" fo:min-height="2.835cm" fo:min-width="4.214cm"/>
    </style:style>
    <style:style style:name="gr15" style:family="graphic" style:parent-style-name="standard">
      <style:graphic-properties draw:textarea-horizontal-align="justify" draw:textarea-vertical-align="middle" draw:auto-grow-height="false" fo:min-height="1.306cm" fo:min-width="1.692cm"/>
    </style:style>
    <style:style style:name="gr16" style:family="graphic" style:parent-style-name="standard">
      <style:graphic-properties draw:textarea-vertical-align="middle" draw:auto-grow-height="false" fo:min-height="2.551cm" fo:min-width="4.501cm"/>
    </style:style>
    <style:style style:name="gr17" style:family="graphic" style:parent-style-name="standard">
      <style:graphic-properties draw:textarea-vertical-align="middle" draw:auto-grow-height="false" fo:min-height="5.37cm" fo:min-width="4.74cm"/>
    </style:style>
    <style:style style:name="gr18" style:family="graphic" style:parent-style-name="standard">
      <style:graphic-properties draw:textarea-horizontal-align="justify" draw:textarea-vertical-align="middle" draw:auto-grow-height="false" fo:min-height="1.448cm" fo:min-width="1.268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1.306cm" fo:min-width="4.168cm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518cm" fo:min-width="3.956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1.378cm" fo:min-width="4.522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518cm" fo:min-width="4.734cm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1.236cm" fo:min-width="4.662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236cm" fo:min-width="4.238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1.448cm" fo:min-width="3.95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.165cm" fo:min-width="3.956cm"/>
    </style:style>
    <style:style style:name="gr27" style:family="graphic" style:parent-style-name="standard">
      <style:graphic-properties draw:textarea-horizontal-align="justify" draw:textarea-vertical-align="middle" draw:auto-grow-height="false" fo:min-height="3.05cm" fo:min-width="4.649cm" fo:wrap-option="no-wrap"/>
    </style:style>
    <style:style style:name="gr2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66ff"/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  <style:text-properties fo:font-size="14pt"/>
    </style:style>
    <style:style style:name="P4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1" draw:id="id1" draw:layer="layout" svg:width="6.7cm" svg:height="4.4cm" svg:x="1.7cm" svg:y="9.8cm">
          <text:p text:style-name="P1">Controle Carga</text:p>
          <text:p text:style-name="P1">FMA – Seleção -</text:p>
          <text:p text:style-name="P1">etc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3" draw:id="id3" draw:layer="layout" svg:width="4.9cm" svg:height="3.3cm" svg:x="7cm" svg:y="16.7cm">
          <text:p text:style-name="P1">Eventos/</text:p>
          <text:p text:style-name="P1">Historic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xml:id="id4" draw:id="id4" draw:layer="layout" svg:width="5.4cm" svg:height="3.5cm" svg:x="1.4cm" svg:y="2.1cm">
          <text:p text:style-name="P1">Unidade de Carga</text:p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xml:id="id5" draw:id="id5" draw:layer="layout" svg:width="4.2cm" svg:height="3.3cm" svg:x="6.8cm" svg:y="5.7cm">
          <text:p text:style-name="P1">TGResumo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3" xml:id="id2" draw:id="id2" draw:layer="layout" svg:width="5.8cm" svg:height="3.1cm" svg:x="9.3cm" svg:y="10.6cm">
          <text:p text:style-name="P1"><text:span text:style-name="T1">Mercante</text:span></text:p>
          <text:p text:style-name="P1"><text:span text:style-name="T2">DI</text:span></text:p>
          <text:p text:style-name="P1"><text:span text:style-name="T2">DUE</text:span></text:p>
          <text:p text:style-name="P1"><text:span text:style-name="T2">DTA</text:span></text:p>
          <text:p text:style-name="P1"><text:span text:style-name="T2">Outro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8.4cm" svg:y1="12cm" svg:x2="9.3cm" svg:y2="12.15cm" draw:start-shape="id1" draw:start-glue-point="7" draw:end-shape="id2" draw:end-glue-point="5" svg:d="M8400 12000h451v150h449" svg:viewBox="0 0 901 151">
          <text:p/>
        </draw:connector>
        <draw:connector draw:style-name="gr7" draw:text-style-name="P1" draw:layer="layout" svg:x1="5.05cm" svg:y1="14.2cm" svg:x2="9.45cm" svg:y2="16.7cm" draw:start-shape="id1" draw:start-glue-point="6" draw:end-shape="id3" svg:d="M5050 14200v1251h4400v1249" svg:viewBox="0 0 4401 2501">
          <text:p/>
        </draw:connector>
        <draw:connector draw:style-name="gr7" draw:text-style-name="P1" draw:layer="layout" svg:x1="5.05cm" svg:y1="9.8cm" svg:x2="4.1cm" svg:y2="5.6cm" draw:start-shape="id1" draw:end-shape="id4" svg:d="M5050 9800v-2099h-950v-2101" svg:viewBox="0 0 951 4201">
          <text:p/>
        </draw:connector>
        <draw:connector draw:style-name="gr6" draw:text-style-name="P1" draw:layer="layout" svg:x1="5.05cm" svg:y1="9.8cm" svg:x2="6.8cm" svg:y2="7.35cm" draw:start-shape="id1" draw:start-glue-point="4" draw:end-shape="id5" draw:end-glue-point="5" svg:d="M5050 9800v-2450h1750" svg:viewBox="0 0 1751 2451">
          <text:p/>
        </draw:connector>
        <draw:custom-shape draw:style-name="gr8" draw:text-style-name="P1" xml:id="id7" draw:id="id7" draw:layer="layout" svg:width="5.4cm" svg:height="2.9cm" svg:x="8.9cm" svg:y="1.8cm">
          <text:p text:style-name="P1">RVF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6" draw:id="id6" draw:layer="layout" svg:width="4.9cm" svg:height="3.3cm" svg:x="1.6cm" svg:y="20.5cm">
          <text:p text:style-name="P1">Processo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1" draw:layer="layout" svg:x1="5.05cm" svg:y1="14.2cm" svg:x2="4.05cm" svg:y2="20.5cm" draw:start-shape="id1" draw:start-glue-point="6" draw:end-shape="id6" svg:d="M5050 14200v3151h-1000v3149" svg:viewBox="0 0 1001 6301">
          <text:p/>
        </draw:connector>
        <draw:connector draw:style-name="gr6" draw:text-style-name="P1" draw:layer="layout" svg:x1="6.8cm" svg:y1="3.85cm" svg:x2="8.9cm" svg:y2="3.25cm" draw:start-shape="id4" draw:start-glue-point="7" draw:end-shape="id7" draw:end-glue-point="5" svg:d="M6800 3850h1051v-600h1049" svg:viewBox="0 0 2101 601">
          <text:p/>
        </draw:connector>
        <draw:custom-shape draw:style-name="gr3" draw:text-style-name="P1" xml:id="id8" draw:id="id8" draw:layer="layout" svg:width="5.4cm" svg:height="3.5cm" svg:x="12.7cm" svg:y="5.4cm">
          <text:p text:style-name="P1">ItemTG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svg:x1="11cm" svg:y1="7.35cm" svg:x2="12.7cm" svg:y2="7.15cm" draw:start-shape="id5" draw:start-glue-point="7" draw:end-shape="id8" draw:end-glue-point="5" svg:d="M11000 7350h851v-200h849" svg:viewBox="0 0 1701 201">
          <text:p/>
        </draw:connector>
        <draw:custom-shape draw:style-name="gr9" draw:text-style-name="P4" draw:layer="layout" svg:width="10.2cm" svg:height="6cm" svg:x="9.1cm" svg:y="22.3cm">
          <text:p text:style-name="P1"><text:span text:style-name="T3">KISS</text:span></text:p>
          <text:p text:style-name="P1"><text:span text:style-name="T3"/></text:p>
          <text:p text:style-name="P1"><text:span text:style-name="T3">YAGNI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adrão">
        <draw:custom-shape draw:style-name="gr10" draw:text-style-name="P1" draw:layer="layout" svg:width="6.3cm" svg:height="5.6cm" svg:x="1.3cm" svg:y="3.6cm">
          <text:p text:style-name="P1">Ação</text:p>
          <text:p text:style-name="P1">de Controle de Carg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3.4cm" svg:height="2.5cm" draw:transform="rotate (2.19475153438287) translate (8.806cm 16.72cm)">
          <text:p/>
          <draw:enhanced-geometry svg:viewBox="0 0 21600 21600" draw:mirror-horizontal="false" draw:mirror-vertical="false" draw:text-areas="0 0 21600 21600" draw:type="circular-arrow" draw:modifiers="180 -65.9766160782194 8354.0180549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1" draw:layer="layout" svg:width="3.4cm" svg:height="2.5cm" draw:transform="rotate (-1.11194926644559) translate (12.976cm 4.744cm)">
          <text:p/>
          <draw:enhanced-geometry svg:viewBox="0 0 21600 21600" draw:text-areas="0 0 21600 21600" draw:type="circular-arrow" draw:modifiers="180 -51.5506937714443 7747.055145178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1" draw:layer="layout" svg:width="3.758cm" svg:height="3.102cm" draw:transform="rotate (0.579623844587317) translate (10.156cm 11.758cm)">
          <text:p/>
          <draw:enhanced-geometry svg:viewBox="0 0 21600 21600" draw:text-areas="0 0 21600 21600" draw:type="circular-arrow" draw:modifiers="180 -79.599661687636 8003.708810681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5.021cm" svg:height="3.042cm" draw:transform="rotate (-0.555712833834994) translate (15.235cm 8.5cm)">
          <text:p/>
          <draw:enhanced-geometry svg:viewBox="0 0 21600 21600" draw:text-areas="0 0 21600 21600" draw:type="circular-arrow" draw:modifiers="-116.637862963291 -35.0419618987986 8692.80888310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" draw:layer="layout" svg:width="4.713cm" svg:height="3.084cm" draw:transform="rotate (-2.25705978867907) translate (16.486cm 11.554cm)">
          <text:p/>
          <draw:enhanced-geometry svg:viewBox="0 0 21600 21600" draw:text-areas="0 0 21600 21600" draw:type="circular-arrow" draw:modifiers="180 -65.9766160782194 8354.0180549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" draw:text-style-name="P1" draw:layer="layout" svg:width="3.1cm" svg:height="2.2cm" svg:x="8.635cm" svg:y="4.3cm">
          <text:p text:style-name="P1">Inici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1cm" svg:height="2.2cm" svg:x="16.335cm" svg:y="12.5cm">
          <text:p text:style-name="P1">Arquiva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1cm" svg:height="2.2cm" svg:x="5.335cm" svg:y="12cm">
          <text:p text:style-name="P1">Concluíd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1cm" svg:height="2.2cm" svg:x="10.835cm" svg:y="14.1cm">
          <text:p text:style-name="P1">Suspens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.1cm" svg:height="2.2cm" svg:x="12.335cm" svg:y="8.2cm">
          <text:p text:style-name="P1">Ati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cm" svg:height="2.8cm" svg:x="13.235cm" svg:y="14.5cm">
          <text:p/>
          <draw:enhanced-geometry svg:viewBox="0 0 21600 21600" draw:mirror-vertical="true" draw:text-areas="0 0 21600 21600" draw:type="circular-arrow" draw:modifiers="-159.195831375667 -3.5742188596076 9215.5257743866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1" draw:layer="layout" svg:width="5.24cm" svg:height="5.618cm" draw:transform="rotate (-2.93075687994888) translate (13.9cm 14.097cm)">
          <text:p/>
          <draw:enhanced-geometry svg:viewBox="0 0 21600 21600" draw:mirror-vertical="true" draw:text-areas="0 0 21600 21600" draw:type="circular-arrow" draw:modifiers="-91.9852656602883 -12.0225234119327 9403.413606758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  <draw:page draw:name="page3" draw:style-name="dp1" draw:master-page-name="Padrão">
        <draw:custom-shape draw:style-name="gr18" draw:text-style-name="P1" draw:layer="layout" svg:width="2.5cm" svg:height="2.4cm" svg:x="1.1cm" svg:y="5.9cm">
          <text:p text:style-name="P1"/>
          <text:p text:style-name="P1"/>
          <text:p text:style-name="P1"/>
          <text:p text:style-name="P1"/>
          <text:p text:style-name="P1"/>
          <text:p text:style-name="P1">Usuário comum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5" draw:layer="layout" svg:width="6.6cm" svg:height="2.2cm" svg:x="5.4cm" svg:y="11.6cm">
          <text:p text:style-name="P1">Registra</text:p>
          <text:p text:style-name="P1">Ficha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6.3cm" svg:height="2.5cm" svg:x="5.7cm" svg:y="2.5cm">
          <text:p text:style-name="P1">Registra Ev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7.1cm" svg:height="2.3cm" svg:x="5.3cm" svg:y="13.9cm">
          <text:p text:style-name="P1">Registra RV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7.4cm" svg:height="2.5cm" svg:x="5.4cm" svg:y="16.3cm">
          <text:p text:style-name="P1">Informa 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layout" svg:width="7.3cm" svg:height="2.1cm" svg:x="11.7cm" svg:y="3.5cm">
          <text:p text:style-name="P1">Arqui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6.7cm" svg:height="2.1cm" svg:x="5.5cm" svg:y="20.8cm">
          <text:p text:style-name="P1">Edita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2.5cm" svg:height="2.4cm" svg:x="16.2cm" svg:y="24cm">
          <text:p text:style-name="P1"/>
          <text:p text:style-name="P1"/>
          <text:p text:style-name="P1"/>
          <text:p text:style-name="P1"/>
          <text:p text:style-name="P1"/>
          <text:p text:style-name="P1">Supervis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" draw:layer="layout" svg:width="2.5cm" svg:height="2.4cm" svg:x="16.2cm" svg:y="20.2cm">
          <text:p text:style-name="P1"/>
          <text:p text:style-name="P1"/>
          <text:p text:style-name="P1"/>
          <text:p text:style-name="P1"/>
          <text:p text:style-name="P1"/>
          <text:p text:style-name="P1">Responsável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5" draw:text-style-name="P5" draw:layer="layout" svg:width="6.3cm" svg:height="2.4cm" svg:x="5.8cm" svg:y="8.7cm">
          <text:p text:style-name="P1">Consul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6.3cm" svg:height="1.999cm" svg:x="12.3cm" svg:y="1.301cm">
          <text:p text:style-name="P1">Atribui responsável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5.149cm" svg:height="3.3cm" svg:x="14.551cm" svg:y="7.3cm">
          <text:p text:style-name="P1">Somente </text:p>
          <text:p text:style-name="P1">Responsabilidade</text:p>
          <text:p text:style-name="P1">Ou<text:line-break/>Setor</text:p>
          <draw:enhanced-geometry svg:viewBox="0 0 21600 21600" draw:mirror-horizontal="false" draw:type="line-callout-1" draw:modifiers="-11114.5631067961 17013.0263556498 -1044.34951456311 3625.0833080884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28" draw:text-style-name="P5" draw:layer="layout" svg:x1="1.8cm" svg:y1="20.4cm" svg:x2="18.6cm" svg:y2="20.1cm">
          <text:p/>
        </draw:line>
        <draw:custom-shape draw:style-name="gr25" draw:text-style-name="P5" draw:layer="layout" svg:width="6.3cm" svg:height="2.4cm" svg:x="5.9cm" svg:y="5.5cm">
          <text:p text:style-name="P1">Registro Process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2T09:09:47.325000000</meta:creation-date>
    <dc:date>2020-03-03T21:44:54.634833311</dc:date>
    <meta:editing-duration>PT44M19S</meta:editing-duration>
    <meta:editing-cycles>7</meta:editing-cycles>
    <meta:generator>LibreOffice/5.1.6.2$Linux_X86_64 LibreOffice_project/10m0$Build-2</meta:generator>
    <meta:print-date>2020-02-18T16:26:41.809000000</meta:print-date>
    <meta:document-statistic meta:object-count="43"/>
  </office:meta>
</office:document-meta>
</file>